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8" style:family="paragraph" style:parent-style-name="Standard">
      <style:paragraph-properties fo:margin-left="0.4717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9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10" style:family="paragraph" style:parent-style-name="Standard">
      <style:paragraph-properties fo:margin-left="0.4638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1" style:family="paragraph" style:parent-style-name="Standard">
      <style:paragraph-properties fo:margin-left="0.4638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2" style:family="paragraph" style:parent-style-name="Standard">
      <style:paragraph-properties fo:margin-left="1.4508in" fo:margin-right="0in" fo:text-align="justify" style:justify-single-word="false" fo:text-indent="-0.9673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margin-left="1.4508in" fo:margin-right="0in" fo:text-align="justify" style:justify-single-word="false" fo:text-indent="-0.9673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2.15in" fo:margin-right="0in" fo:text-indent="0in" style:auto-text-indent="false">
        <style:tab-stops>
          <style:tab-stop style:position="1.6244in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1.472in" fo:margin-right="0in" fo:text-align="justify" style:justify-single-word="false" fo:text-indent="-0.9736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margin-left="0.4835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1.4508in" fo:margin-right="0in" fo:text-align="justify" style:justify-single-word="false" fo:text-indent="-0.9673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1.472in" fo:margin-right="0in" fo:text-align="justify" style:justify-single-word="false" fo:text-indent="-0.9736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margin-left="0.4638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22" style:family="paragraph" style:parent-style-name="Standard">
      <style:paragraph-properties fo:margin-left="0.4638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23" style:family="paragraph" style:parent-style-name="Standard">
      <style:paragraph-properties fo:margin-left="2.15in" fo:margin-right="0in" fo:text-indent="0in" style:auto-text-indent="false">
        <style:tab-stops>
          <style:tab-stop style:position="1.6244in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25" style:family="paragraph" style:parent-style-name="Standard">
      <style:paragraph-properties fo:margin-left="0.4717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26" style:family="paragraph" style:parent-style-name="Standard">
      <style:paragraph-properties fo:margin-left="0.4984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8pt" fo:language="en" fo:country="US" fo:font-weight="bold" style:font-name-asian="Times New Roman1" style:font-size-asian="8pt" style:language-asian="en" style:country-asian="US" style:font-weight-asian="bold" style:font-name-complex="Times New Roman1" style:font-size-complex="8pt" style:language-complex="en" style:country-complex="US" style:font-weight-complex="bold"/>
    </style:style>
    <style:style style:name="T3" style:family="text">
      <style:text-properties fo:font-size="7pt" fo:font-style="italic" style:font-size-asian="7pt" style:font-style-asian="italic" style:font-size-complex="7pt" style:font-style-complex="italic"/>
    </style:style>
    <style:style style:name="T4" style:family="text">
      <style:text-properties fo:language="en" fo:country="US" style:font-name-asian="Times New Roman1" style:language-asian="en" style:country-asian="US" style:font-name-complex="Times New Roman1" style:language-complex="en" style:country-complex="US"/>
    </style:style>
    <style:style style:name="T5" style:family="text">
      <style:text-properties fo:language="en" fo:country="US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POLOGIA KEZELÉSE</text:p>
      <text:p text:style-name="P1"/>
      <text:p text:style-name="P3">1.<text:tab/>Adatbázis létrehozása</text:p>
      <text:p text:style-name="P4">Először is létre kell hozni egy PostGIS kiterjesztéssel és topológiával rendelkező adatbázist. Az adatbázis neve <text:span text:style-name="T1">mydb</text:span> a felhasznaló neve pedig <text:span text:style-name="T1">myuser</text:span>.</text:p>
      <text:p text:style-name="P4"/>
      <text:p text:style-name="P9"><text:span text:style-name="T4">sudo su <text:s/></text:span><text:span text:style-name="T5">myuser</text:span></text:p>
      <text:p text:style-name="P7">createdb <text:span text:style-name="T1">mydb</text:span></text:p>
      <text:p text:style-name="P7">psql -q -d <text:span text:style-name="T1">mydb</text:span> -f /usr/share/postgresql/9.1/contrib/postgis-2.0/postgis.sql</text:p>
      <text:p text:style-name="P7">psql -q -d <text:span text:style-name="T1">mydb</text:span> -f /usr/share/postgresql/9.1/contrib/postgis-2.0/spatial_ref_sys.sql<text:tab/><text:span text:style-name="T7">#</text:span><text:span text:style-name="T3">spatial_ref_sys tabla létrehozása a public schema-ban</text:span></text:p>
      <text:p text:style-name="P7">psql -q -d <text:span text:style-name="T1">mydb</text:span> -f /usr/share/postgresql/9.1/contrib/postgis_comments.sql</text:p>
      <text:p text:style-name="P7">psql -q -d <text:span text:style-name="T1">mydb</text:span> -f /usr/share/postgresql/9.1/contrib/legacy_minimal.sql <text:s text:c="12"/><text:tab/><text:tab/><text:span text:style-name="T7">#</text:span><text:span text:style-name="T3">ez azert kell, mert megvaltoztak a fv nevek</text:span></text:p>
      <text:p text:style-name="P7">psql -q -d <text:span text:style-name="T1">mydb</text:span> -f /usr/share/postgresql/9.1/contrib/postgis-2.0/topology.sql<text:tab/><text:tab/><text:span text:style-name="T7">#</text:span><text:span text:style-name="T3">topology schema létrehozása</text:span></text:p>
      <text:p text:style-name="P7"><text:s text:c="4"/>cat &lt;&lt;EOS | psql -d <text:span text:style-name="T1">mydb</text:span></text:p>
      <text:p text:style-name="P7"><text:s text:c="8"/>UPDATE pg_database SET datistemplate = TRUE WHERE datname = '<text:span text:style-name="T1">mydb</text:span>';</text:p>
      <text:p text:style-name="P7"><text:s text:c="8"/>REVOKE ALL ON SCHEMA public FROM public;</text:p>
      <text:p text:style-name="P7"><text:s text:c="8"/>GRANT USAGE ON SCHEMA public TO public;</text:p>
      <text:p text:style-name="P7"><text:s text:c="8"/>GRANT ALL ON SCHEMA public TO postgres;</text:p>
      <text:p text:style-name="P7"><text:s text:c="8"/>GRANT SELECT, UPDATE, INSERT, DELETE</text:p>
      <text:p text:style-name="P7"><text:s text:c="10"/>ON TABLE public.geometry_columns TO PUBLIC;</text:p>
      <text:p text:style-name="P7"><text:s text:c="10"/>GRANT SELECT, UPDATE, INSERT, DELETE</text:p>
      <text:p text:style-name="P7"><text:s text:c="12"/>ON TABLE public.spatial_ref_sys TO PUBLIC;</text:p>
      <text:p text:style-name="P8">EOS</text:p>
      <text:p text:style-name="P6"/>
      <text:p text:style-name="P3">2.<text:tab/>Saját topológia schema létrehozása</text:p>
      <text:p text:style-name="P4">Ezen a ponton rendelkezésünkre áll egy <text:span text:style-name="T2">mydb</text:span> nevü adatbázis, melyben két Schema szerepel: <text:span text:style-name="T1">public</text:span> és a <text:span text:style-name="T1">topology</text:span>. </text:p>
      <text:p text:style-name="P4">A <text:span text:style-name="T1">mytopology</text:span> nevü topologia létrehozásával a topology schema-ban létrejön <text:s/>egy <text:span text:style-name="T1">layer </text:span>és egy <text:span text:style-name="T1">topology</text:span> nevü tábla és a megadott saját topológia schema-ban pedig létrejön 5 másik tábla: <text:span text:style-name="T1">node</text:span>, <text:span text:style-name="T1">edge_data</text:span>, <text:span text:style-name="T1">face</text:span> és a <text:span text:style-name="T1">relation</text:span>.</text:p>
      <text:p text:style-name="P4">Most tehát hozzuk létre saját topológia schema-nkat <text:s/>amivel a <text:span text:style-name="T1">topology</text:span> táblába bejegyződik a mytopology, az azonosítójával a vetületével és a pontosságával.</text:p>
      <text:p text:style-name="P4"/>
      <text:p text:style-name="P10">sudo su myuser -c psql mydb</text:p>
      <text:p text:style-name="P11"><text:span text:style-name="T6">template1=# SELECT topology.</text:span><text:span text:style-name="T1">CreateTopology</text:span><text:span text:style-name="T6">( '</text:span><text:span text:style-name="T1">mytopology</text:span><text:span text:style-name="T6">' )</text:span></text:p>
      <text:p text:style-name="P4"/>
      <text:p text:style-name="P3">3.<text:tab/>Topológia felépítése</text:p>
      <text:p text:style-name="P4">Most pedig szépen felépítjük a topológiát pontok és élek megadásával, illetve a topológiához való adásával. A pontok a node, az élek az edge_data táblába jegyződnek be.</text:p>
      <text:p text:style-name="P4"/>
      <text:p text:style-name="P10"/>
      <text:p text:style-name="P10">-- topologikus pontokat helyez el benne</text:p>
      <text:p text:style-name="P10">select topology.ST_AddIsoNode( 'mytopology', 0, 'Point(645446.22 <text:s/>227900.57)' );</text:p>
      <text:p text:style-name="P10">select topology.ST_AddIsoNode( 'mytopology', 0, 'Point(645543.58 <text:s/>227960.08)' );</text:p>
      <text:p text:style-name="P10">select topology.ST_AddIsoNode( 'mytopology', 0, 'Point(645609.10 <text:s/>227854.38)' );</text:p>
      <text:p text:style-name="P10">select topology.ST_AddIsoNode( 'mytopology', 0, 'Point(645512.35 <text:s/>227793.30)' );</text:p>
      <text:p text:style-name="P10"/>
      <text:p text:style-name="P10">-- topologikus eleket helyez el benne</text:p>
      <text:p text:style-name="P10">select topology.ST_AddEdgeModFace( 'mytopology', 1, 2, 'LINESTRING(645446.22 <text:s/>227900.57, 645543.58 <text:s/>227960.08)');</text:p>
      <text:p text:style-name="P10">select topology.ST_AddEdgeModFace( 'mytopology', 2, 3, 'LINESTRING(645543.58 <text:s/>227960.08, 645609.10 <text:s/>227854.38)');</text:p>
      <text:p text:style-name="P10">select topology.ST_AddEdgeModFace( 'mytopology', 3, 4, 'LINESTRING(645609.10 <text:s/>227854.38, 645512.35 <text:s/>227793.30)');</text:p>
      <text:p text:style-name="P10">select topology.ST_AddEdgeModFace( 'mytopology', 4, 1, 'LINESTRING(645512.35 <text:s/>227793.30, 645446.22 <text:s/>227900.57)');</text:p>
      <text:p text:style-name="P10"/>
      <text:p text:style-name="P5"/>
      <text:p text:style-name="P4"><text:span text:style-name="T1">ST_AddIsoNode(</text:span> atopology, aface, apoint <text:span text:style-name="T1">)</text:span> függévny hozza létre a pont topológiát. Paraméterei:</text:p>
      <text:p text:style-name="P12">atopology<text:tab/>-azt a topologiát azonosítja, ahova a pontot kívánjuk elhelyezni</text:p>
      <text:p text:style-name="P12">aface<text:tab/>-azt a Face-t azonosítja, ahova a pontot elhelyezzük. Ha nem Face-re kerül a pont akkor -1 az értéke</text:p>
      <text:p text:style-name="P12">apoint<text:tab/>-az elhelyezendő pont</text:p>
      <text:p text:style-name="P5"/>
      <text:p text:style-name="P4">Visszatérési értéke pedig a pont azonosítója</text:p>
      <text:p text:style-name="P14"/>
      <text:p text:style-name="P4"><text:span text:style-name="T1">ST_AddedgeModFace(</text:span> atopology, anode, anothernode, acurve <text:span text:style-name="T1">)</text:span> függévny hozza létre az él topológiát. Paraméterei:</text:p>
      <text:p text:style-name="P12">atopology<text:tab/>-azt a topologiát azonosítja, ahova az élet kívánjuk elhelyezni</text:p>
      <text:p text:style-name="P12">anode<text:tab/>-azonosítja az él kezdő pontját, mint topológiai pontot</text:p>
      <text:p text:style-name="P12">anothernode<text:tab/>-azonosítja az él végpontját, mint topológiai pontot</text:p>
      <text:p text:style-name="P12">acurve<text:tab/>-azonosít egy görbét, ami összeköti a kezdő és végpontot</text:p>
      <text:p text:style-name="P5"/>
      <text:p text:style-name="P5">Visszatérési értéke pedig az él azonosítója</text:p>
      <text:p text:style-name="P5"/>
      <text:p text:style-name="P3"><text:soft-page-break/>4.<text:tab/>Topológikus geometriai mező – layer létrehozása</text:p>
      <text:p text:style-name="P4">A létrehozott topológiából kiválaszthatjuk valamelyik adattípust (POLYGON, LINE … ) melyet <text:span text:style-name="T1">topogeometry</text:span> típusú mezőként hozzáadhatunk egy táblához. Ezzel egy időben egy bejegyzés készül a <text:span text:style-name="T1">layer</text:span> táblába is mely tartalmazza a layer id-t, a geometria típusát, a schame, a tábla és a mező nevét, amit létrehoztunk <text:s/>A mi esetünkban a <text:span text:style-name="T1">mytopology</text:span> topologia POLYGON típusú geometriáját tartalmazó <text:span text:style-name="T1">topo_geom</text:span> nevezetű mezőt hozunk létre a <text:span text:style-name="T1">parcel</text:span> nevü táblában. Majd ezután az ujonan létrehozott mezőbe el is helyzeünk egy poligont a mytopology topologiából</text:p>
      <text:p text:style-name="P4"/>
      <text:p text:style-name="P11"><text:span text:style-name="T6">CREATE TABLE "public"."</text:span><text:span text:style-name="T1">parcel</text:span><text:span text:style-name="T6">" (gid serial PRIMARY KEY, "id" numeric(10,0)) with oids;</text:span></text:p>
      <text:p text:style-name="P10">SELECT topology.<text:span text:style-name="T1">AddTopoGeometryColumn</text:span>( 'mytopology', 'public', 'parcel', '<text:span text:style-name="T1">topo_geom</text:span>', 'POLYGON');</text:p>
      <text:p text:style-name="P10">INSERT INTO public.parcel ( “id”, <text:s/>“topo_geom” ) VALUES ( 1, topology.CreateTopoGeom( 'mytopology', 3, 1, '{{1,3}}') <text:s/>);</text:p>
      <text:p text:style-name="P14"/>
      <text:p text:style-name="P15"><text:span text:style-name="T1">AddTopoGeometryColumn(</text:span> topology_name, schema_name, table_name, column_name, feature_type <text:span text:style-name="T1">)</text:span> függévny hozza létre az új, topogeometry típusú mezőt, column_name néven a table_name nevü táblában, mely poligonokat tartalmaz.:</text:p>
      <text:p text:style-name="P12">topology_name<text:tab/>-a toplogíát azonosítja,amiből származó elemeket a mezőbe kívánunk később helyezni</text:p>
      <text:p text:style-name="P12">schema_name<text:tab/>-a tábla schema-ja</text:p>
      <text:p text:style-name="P12">table_name<text:tab/>-ebbe a táblába kívánjuk elhelyezni a topogeometry típusú mezőt</text:p>
      <text:p text:style-name="P12">column_name<text:tab/>-ez lesz az új topogeometry típusú mező neve</text:p>
      <text:p text:style-name="P12">feature_type<text:tab/>-a geometria típusa </text:p>
      <text:p text:style-name="P13"/>
      <text:p text:style-name="P4">Visszatérési értéke pedig a layer azonosítója</text:p>
      <text:p text:style-name="P14"/>
      <text:p text:style-name="P15"><text:span text:style-name="T1">CreateTopoGeom(</text:span> <text:span text:style-name="T7">varchar</text:span> topology_name,<text:span text:style-name="T7"> integer</text:span> tg_type, <text:span text:style-name="T7">integer</text:span> layer_id, <text:span text:style-name="T7">topoelementarray</text:span> tg_obj <text:span text:style-name="T1">)</text:span> létrehoz egy topogemetry típusú objektumot</text:p>
      <text:p text:style-name="P12">topology_name<text:tab/>-a toplogíát azonosítja</text:p>
      <text:p text:style-name="P13">tg_type<text:tab/>-1: point, 2: line, 3: poly, 4: collection</text:p>
      <text:p text:style-name="P13">layer_id<text:tab/>-layer azonosítója</text:p>
      <text:p text:style-name="P13">tg_obj<text:tab/>-2 dimenziós tömbök tömbje <text:s/>{ {id, type}, {} .. }::topology.topoelementarray Ahol id az elem azonosítója a type pedig 1: node, 2: edge, 3: face. </text:p>
      <text:p text:style-name="P13"/>
      <text:p text:style-name="P3">5.<text:tab/>Node poziciojának változtatása</text:p>
      <text:p text:style-name="P4">Ha szükséges a Node poziciójának változttása és ezt csupán azzal érnénk el, hogy a <text:span text:style-name="T1">Node</text:span> tábla <text:span text:style-name="T1">geom</text:span> mezőjét írnánk át, akkor szét esne az egész topológiánk. Ennek oka az, hogy az <text:span text:style-name="T1">Edge</text:span> tábla <text:span text:style-name="T1">geom</text:span> mezőjének változatlanúl hagyása inkonzisztensé tenné a geometriai leírást. Ez a mező mondja meg, hogy a két pontot milyen vonallal kötjük össze. A két vonal végének azonban mindenképpen meg kell egyeznie a két pont koordinátájának.</text:p>
      <text:p text:style-name="P4">Az első helyes megoldás a következő. Először is mivel nem létezik olyan függvény amivel megváltoztathatnánk a Node pozicióját, ezért írunk egyet és ebbe a függvénybe helyezzük el az Edge tábla változtatását is.</text:p>
      <text:p text:style-name="P4">A második megoldás pedig egy trigger megírása lenne, ami észlelné a Node tábla geom mezőjének megváltozását és erre úgy reagálna, hogy ezek az adatok alapján automatikusan módosítja az Edge tábla geom mezőjét.</text:p>
      <text:p text:style-name="P4">Az első megoldás tehát egy függvény írása, melynek az első paramétere a megváltoztatandó Node azonosítója, a következő kettő pedig az új x,y poziciója. Ezt a függvényt a saját topologiai sémánkba helyezzük el, mert ha paraméterként adnánk át a sémát, akkor az bonyolultabb lenne</text:p>
      <text:p text:style-name="P11"><text:span text:style-name="T6"/></text:p>
      <text:p text:style-name="P24">CREATE or REPLACE <text:span text:style-name="T1">FUNCTION</text:span> mytopology.SV_MoveNode( nid integer, x double precision, y double precision) RETURNS integer AS $$ </text:p>
      <text:p text:style-name="P24">DECLARE </text:p>
      <text:p text:style-name="P24"><text:s text:c="3"/>output integer; </text:p>
      <text:p text:style-name="P24">BEGIN </text:p>
      <text:p text:style-name="P24"/>
      <text:p text:style-name="P24"><text:s text:c="3"/>UPDATE node set geom=ST_<text:span text:style-name="T1">MakePoint</text:span>( x, y ) WHERE node.node_id=nid; </text:p>
      <text:p text:style-name="P24"/>
      <text:p text:style-name="P24"><text:s text:c="3"/>--Start point valtoztatasa </text:p>
      <text:p text:style-name="P24"><text:s text:c="3"/>UPDATE edge_data set geom = <text:span text:style-name="T1">ST_MAKELINE</text:span>( ST_POINT( x, y), ST_ENDPOINT(geom)) WHERE edge_data.start_node=nid; </text:p>
      <text:p text:style-name="P24"/>
      <text:p text:style-name="P24"><text:s text:c="3"/>--End point valtoztatasa </text:p>
      <text:p text:style-name="P24"><text:s text:c="3"/>UPDATE edge_data set geom = <text:span text:style-name="T1">ST_MAKELINE</text:span>( ST_STARTPOINT(geom), ST_POINT( x, y) ) WHERE edge_data.end_node=nid; </text:p>
      <text:p text:style-name="P24"/>
      <text:p text:style-name="P24"><text:s text:c="2"/>RETURN nid; </text:p>
      <text:p text:style-name="P24">END; </text:p>
      <text:p text:style-name="P24">$$ language plpgsql;</text:p>
      <text:p text:style-name="P10"/>
      <text:p text:style-name="P14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6">A másosdik megoldás pedig itt következik. A Node tábla neve “node”, az Edge tábla neve “edge_data” az új függvény neve “modify_edge_function”</text:p>
      <text:p text:style-name="P18"/>
      <text:p text:style-name="P11"><text:span text:style-name="T6"/></text:p>
      <text:p text:style-name="P24">------1 Create a function that return a Trigger ::<text:line-break/>CREATE OR REPLACE FUNCTION <text:span text:style-name="T1">modify_edge_function</text:span>() RETURNS <text:span text:style-name="T1">TRIGGER</text:span> as $$<text:line-break/>BEGIN<text:line-break/><text:tab/>IF (<text:span text:style-name="T1">TG_OP</text:span> = 'UPDATE') THEN<text:line-break/> <text:line-break/><text:tab/><text:tab/>UPDATE <text:span text:style-name="T1">edge_data</text:span> SET the_geom = st_makeline(<text:span text:style-name="T1">NEW</text:span>.the_geom,ST_Endpoint(<text:span text:style-name="T1">geom</text:span>))<text:line-break/><text:tab/><text:tab/>WHERE ST_DWithin(ST_Startpoint(<text:span text:style-name="T1">geom</text:span>),<text:span text:style-name="T1">OLD</text:span>.<text:span text:style-name="T1">geom</text:span>,0.0001);<text:line-break/> <text:line-break/><text:tab/><text:tab/>UPDATE <text:span text:style-name="T1">edge_data</text:span> SET <text:span text:style-name="T1">geom</text:span> = st_makeline(ST_Startpoint(<text:span text:style-name="T1">geom</text:span>),<text:span text:style-name="T1">NEW</text:span>.<text:span text:style-name="T1">geom</text:span>)<text:line-break/><text:tab/><text:tab/>WHERE ST_DWithin(ST_Endpoint(<text:span text:style-name="T1">geom</text:span>),<text:span text:style-name="T1">OLD</text:span>.<text:span text:style-name="T1">geom</text:span>,0.0001);<text:line-break/> <text:line-break/><text:tab/><text:tab/>RETURN <text:span text:style-name="T1">NEW;</text:span><text:line-break/><text:tab/>END IF;<text:line-break/><text:tab/>RETURN NULL;<text:line-break/>END;<text:line-break/><text:line-break/>$$<text:line-break/>language "plpgsql" volatile<text:line-break/><text:line-break/><text:line-break/>----------------------------------------------------2  CREATE TRIGGER<text:line-break/>CREATE <text:span text:style-name="T1">TRIGGER</text:span> modify_edge_trigger<text:line-break/><text:span text:style-name="T1">AFTER UPDATE</text:span> ON <text:span text:style-name="T1">node</text:span><text:line-break/><text:tab/><text:span text:style-name="T1">FOR EACH ROW EXECUTE PROCEDURE modify_edge_function</text:span>();</text:p>
      <text:p text:style-name="P25"/>
      <text:p text:style-name="P13"/>
      <text:p text:style-name="P13"/>
      <text:p text:style-name="P13"/>
      <text:p text:style-name="P13"/>
      <text:p text:style-name="P13"/>
      <text:p text:style-name="P13"/>
      <text:p text:style-name="P16">Ha törlök egy táblát mely tartalmaz togogeometry típusú mezőt, akkor előszőr a DropTopoGeometryColumn() függvénnyel kel ltörölni a mezőt, hogy kötörlődhessen a layer</text:p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09in" fo:margin-bottom="0.4425in" fo:margin-left="0.2583in" fo:margin-right="0.31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5T12:21:48</meta:creation-date>
    <dc:date>2012-09-22T11:08:54</dc:date>
    <meta:editing-duration>PT8H46M15S</meta:editing-duration>
    <meta:editing-cycles>44</meta:editing-cycles>
    <meta:generator>LibreOffice/3.5$Linux_x86 LibreOffice_project/350m1$Build-2</meta:generator>
    <meta:document-statistic meta:table-count="0" meta:image-count="0" meta:object-count="0" meta:page-count="3" meta:paragraph-count="86" meta:word-count="1038" meta:character-count="8151" meta:non-whitespace-character-count="7035"/>
  </office:meta>
</office:document-meta>
</file>